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KFGQPC Uthman Taha Naskh" svg:font-family="'KFGQPC Uthman Taha Naskh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afees Web Naskh" svg:font-family="'Nafees Web Naskh'" style:font-family-generic="system" style:font-pitch="variable"/>
    <style:font-face style:name="OpenSymbol" svg:font-family="OpenSymbol" style:font-charset="x-symbol"/>
    <style:font-face style:name="Payami Nastaleeq" svg:font-family="'Payami Nastaleeq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ble1" style:family="table">
      <style:table-properties style:width="6.3278in" table:align="left"/>
    </style:style>
    <style:style style:name="Table1.A" style:family="table-column">
      <style:table-column-properties style:column-width="1.7049in"/>
    </style:style>
    <style:style style:name="Table1.B" style:family="table-column">
      <style:table-column-properties style:column-width="2.3194in"/>
    </style:style>
    <style:style style:name="Table1.C" style:family="table-column">
      <style:table-column-properties style:column-width="2.303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.0402in" fo:margin-bottom="0in" style:contextual-spacing="false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22a8da"/>
    </style:style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Standard">
      <style:paragraph-properties fo:margin-top="0.0402in" fo:margin-bottom="0in" style:contextual-spacing="false"/>
    </style:style>
    <style:style style:name="P7" style:family="paragraph" style:parent-style-name="Standard">
      <style:paragraph-properties fo:margin-top="0.0402in" fo:margin-bottom="0in" style:contextual-spacing="false"/>
      <style:text-properties officeooo:paragraph-rsid="0023c5cb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>
      <style:paragraph-properties fo:margin-top="0.0402in" fo:margin-bottom="0in" style:contextual-spacing="false"/>
    </style:style>
    <style:style style:name="T1" style:family="text">
      <style:text-properties officeooo:rsid="0022a8da"/>
    </style:style>
    <style:style style:name="T2" style:family="text"/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ne adding url. Let's solve conflicting URLs issue first. What you prefer: (1) a function that checks if the url exists any of these tables (2) a url_registery table. Which approach is better in terms of minimal and clean setup?</text:p>
      <text:section text:style-name="Sect1" text:name="y77bZVCGy7Upf84Q1MFDA-content-0">
        <text:p text:style-name="Text_20_body">Given your modular architecture and preference for clarity, I’d recommend <text:span text:style-name="Strong_20_Emphasis">Option 1: a function that checks across all slug-enabled tables</text:span>. It’s minimal, clean, and aligns with your current routing strategy—especially since you’re caching pages individually and not relying on dynamic lookups for every request.</text:p>
        <text:h text:style-name="Heading_20_2" text:outline-level="2">✅ Why Option 1 Is Better for You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>
              <table:table-cell table:style-name="Table1.A1" office:value-type="string">
                <text:p text:style-name="Table_20_Heading">Criteria</text:p>
              </table:table-cell>
              <table:table-cell table:style-name="Table1.A1" office:value-type="string">
                <text:p text:style-name="Table_20_Heading">Function-Based Lookup</text:p>
              </table:table-cell>
              <table:table-cell table:style-name="Table1.A1" office:value-type="string">
                <text:p text:style-name="Table_20_Heading"><text:span text:style-name="Source_20_Text">url_registry</text:span> Table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🧼 Minimal setup</text:p>
            </table:table-cell>
            <table:table-cell table:style-name="Table1.A1" office:value-type="string">
              <text:p text:style-name="Table_20_Contents">No new tables or sync logic</text:p>
            </table:table-cell>
            <table:table-cell table:style-name="Table1.A1" office:value-type="string">
              <text:p text:style-name="Table_20_Contents">Requires syncing slugs manually</text:p>
            </table:table-cell>
          </table:table-row>
          <table:table-row>
            <table:table-cell table:style-name="Table1.A1" office:value-type="string">
              <text:p text:style-name="Table_20_Contents">🧠 Editorial clarity</text:p>
            </table:table-cell>
            <table:table-cell table:style-name="Table1.A1" office:value-type="string">
              <text:p text:style-name="Table_20_Contents">Slugs live in their native tables</text:p>
            </table:table-cell>
            <table:table-cell table:style-name="Table1.A1" office:value-type="string">
              <text:p text:style-name="Table_20_Contents">Adds indirection for editors</text:p>
            </table:table-cell>
          </table:table-row>
          <table:table-row>
            <table:table-cell table:style-name="Table1.A1" office:value-type="string">
              <text:p text:style-name="Table_20_Contents">⚡ Performance (cached)</text:p>
            </table:table-cell>
            <table:table-cell table:style-name="Table1.A1" office:value-type="string">
              <text:p text:style-name="Table_20_Contents">Fast due to static page caching</text:p>
            </table:table-cell>
            <table:table-cell table:style-name="Table1.A1" office:value-type="string">
              <text:p text:style-name="Table_20_Contents">Slightly faster for dynamic sites</text:p>
            </table:table-cell>
          </table:table-row>
          <table:table-row>
            <table:table-cell table:style-name="Table1.A1" office:value-type="string">
              <text:p text:style-name="Table_20_Contents">🛠️ Maintainability</text:p>
            </table:table-cell>
            <table:table-cell table:style-name="Table1.A1" office:value-type="string">
              <text:p text:style-name="Table_20_Contents">Easy to extend with new modules</text:p>
            </table:table-cell>
            <table:table-cell table:style-name="Table1.A1" office:value-type="string">
              <text:p text:style-name="Table_20_Contents">Needs registry updates per insert</text:p>
            </table:table-cell>
          </table:table-row>
        </table:table>
        <text:p text:style-name="Text_20_body">Since you’ve already added <text:span text:style-name="Source_20_Text">url</text:span> fields to all relevant tables, we can now build a <text:span text:style-name="Strong_20_Emphasis">single PHP function</text:span> that checks for slug existence across all modules before insert/update.</text:p>
        <text:h text:style-name="Heading_20_2" text:outline-level="2">🧩 Suggested Function: <text:span text:style-name="Source_20_Text">isUrlTaken($slug)</text:span></text:h>
        <text:p text:style-name="Text_20_body">php</text:p>
        <text:p text:style-name="Preformatted_20_Text"><text:span text:style-name="Source_20_Text">function isUrlTaken($slug, $excludeTable = '', $excludeKey = 0) {</text:span></text:p>
        <text:p text:style-name="Preformatted_20_Text"><text:span text:style-name="Source_20_Text"><text:s text:c="2"/>global $conn;</text:span></text:p>
        <text:p text:style-name="Preformatted_20_Text"/>
        <text:p text:style-name="Preformatted_20_Text"><text:span text:style-name="Source_20_Text"><text:s text:c="2"/>$tables = [</text:span></text:p>
        <text:p text:style-name="Preformatted_20_Text"><text:span text:style-name="Source_20_Text"><text:s text:c="4"/>'articles' =&gt; 'key_articles',</text:span></text:p>
        <text:p text:style-name="Preformatted_20_Text"><text:span text:style-name="Source_20_Text"><text:s text:c="4"/>'pages' =&gt; 'key_pages',</text:span></text:p>
        <text:p text:style-name="Preformatted_20_Text"><text:span text:style-name="Source_20_Text"><text:s text:c="4"/>'categories' =&gt; 'key_categories',</text:span></text:p>
        <text:p text:style-name="Preformatted_20_Text"><text:span text:style-name="Source_20_Text"><text:s text:c="4"/>'books' =&gt; 'key_books',</text:span></text:p>
        <text:p text:style-name="Preformatted_20_Text"><text:span text:style-name="Source_20_Text"><text:s text:c="4"/>'products' =&gt; 'key_product',</text:span></text:p>
        <text:p text:style-name="Preformatted_20_Text"><text:span text:style-name="Source_20_Text"><text:s text:c="4"/>'authors' =&gt; 'key_authors',</text:span></text:p>
        <text:p text:style-name="Preformatted_20_Text"><text:span text:style-name="Source_20_Text"><text:s text:c="4"/>'photo_gallery' =&gt; 'key_photo_gallery',</text:span></text:p>
        <text:p text:style-name="Preformatted_20_Text"><text:span text:style-name="Source_20_Text"><text:s text:c="4"/>'youtube_gallery' =&gt; 'key_youtube_gallery',</text:span></text:p>
        <text:p text:style-name="Preformatted_20_Text"><text:span text:style-name="Source_20_Text"><text:s text:c="4"/>'blocks' =&gt; 'key_blocks',</text:span></text:p>
        <text:p text:style-name="Preformatted_20_Text"><text:span text:style-name="Source_20_Text"><text:s text:c="4"/>'main_menu' =&gt; 'key_main_menu',</text:span></text:p>
        <text:p text:style-name="Preformatted_20_Text"><text:span text:style-name="Source_20_Text"><text:s text:c="4"/>'book_categories' =&gt; 'key_book_categories',</text:span></text:p>
        <text:p text:style-name="Preformatted_20_Text"><text:span text:style-name="Source_20_Text"><text:s text:c="4"/>'product_categories' =&gt; 'key_product_categories',</text:span></text:p>
        <text:p text:style-name="Preformatted_20_Text"><text:span text:style-name="Source_20_Text"><text:s text:c="4"/>'photo_categories' =&gt; 'key_photo_categories',</text:span></text:p>
        <text:p text:style-name="Preformatted_20_Text"><text:span text:style-name="Source_20_Text"><text:s text:c="4"/>'youtube_categories' =&gt; 'key_youtube_categories',</text:span></text:p>
        <text:p text:style-name="Preformatted_20_Text"><text:span text:style-name="Source_20_Text"><text:s text:c="4"/>'users' =&gt; 'key_user'</text:span></text:p>
        <text:p text:style-name="Preformatted_20_Text"><text:span text:style-name="Source_20_Text"><text:s text:c="2"/>];</text:span></text:p>
        <text:p text:style-name="Preformatted_20_Text"/>
        <text:p text:style-name="Preformatted_20_Text"><text:span text:style-name="Source_20_Text"><text:s text:c="2"/>foreach ($tables as $table =&gt; $keyField) {</text:span></text:p>
        <text:p text:style-name="Preformatted_20_Text"><text:span text:style-name="Source_20_Text"><text:s text:c="4"/>if ($table === $excludeTable) continue;</text:span></text:p>
        <text:p text:style-name="Preformatted_20_Text"/>
        <text:p text:style-name="Preformatted_20_Text"><text:span text:style-name="Source_20_Text"><text:s text:c="4"/>$stmt = $conn-&gt;prepare("SELECT COUNT(*) FROM $table WHERE url = ?" . ($excludeKey ? " AND $keyField != ?" : ""));</text:span></text:p>
        <text:p text:style-name="Preformatted_20_Text"><text:span text:style-name="Source_20_Text"><text:s text:c="4"/>if ($excludeKey) {</text:span></text:p>
        <text:p text:style-name="Preformatted_20_Text"><text:span text:style-name="Source_20_Text"><text:s text:c="6"/>$stmt-&gt;bind_param("si", $slug, $excludeKey);</text:span></text:p>
        <text:p text:style-name="Preformatted_20_Text"><text:span text:style-name="Source_20_Text"><text:s text:c="4"/>} else {</text:span></text:p>
        <text:p text:style-name="Preformatted_20_Text"><text:span text:style-name="Source_20_Text"><text:s text:c="6"/>$stmt-&gt;bind_param("s", $slug);</text:span></text:p>
        <text:p text:style-name="Preformatted_20_Text"><text:span text:style-name="Source_20_Text"><text:s text:c="4"/>}</text:span></text:p>
        <text:p text:style-name="Preformatted_20_Text"/>
        <text:p text:style-name="Preformatted_20_Text"><text:span text:style-name="Source_20_Text"><text:s text:c="4"/>$stmt-&gt;execute();</text:span></text:p>
        <text:p text:style-name="Preformatted_20_Text"><text:span text:style-name="Source_20_Text"><text:s text:c="4"/>$stmt-&gt;bind_result($count);</text:span></text:p>
        <text:p text:style-name="Preformatted_20_Text"><text:span text:style-name="Source_20_Text"><text:s text:c="4"/>$stmt-&gt;fetch();</text:span></text:p>
        <text:p text:style-name="Preformatted_20_Text"><text:span text:style-name="Source_20_Text"><text:s text:c="4"/>$stmt-&gt;close();</text:span></text:p>
        <text:p text:style-name="Preformatted_20_Text"/>
        <text:p text:style-name="Preformatted_20_Text"><text:span text:style-name="Source_20_Text"><text:s text:c="4"/>if ($count &gt; 0) return true;</text:span></text:p>
        <text:p text:style-name="Preformatted_20_Text"><text:span text:style-name="Source_20_Text"><text:s text:c="2"/>}</text:span></text:p>
        <text:p text:style-name="Preformatted_20_Text"/>
        <text:p text:style-name="Preformatted_20_Text"><text:span text:style-name="Source_20_Text"><text:s text:c="2"/>return false;</text:span></text:p>
        <text:p text:style-name="P2"><text:span text:style-name="Source_20_Text">}</text:span></text:p>
        <text:h text:style-name="Heading_20_2" text:outline-level="2"><text:soft-page-break/>🛠️ Usage Example</text:h>
        <text:p text:style-name="Text_20_body">php</text:p>
        <text:p text:style-name="Preformatted_20_Text"><text:span text:style-name="Source_20_Text">if (isUrlTaken($_POST['url'], 'products', $key_product)) {</text:span></text:p>
        <text:p text:style-name="Preformatted_20_Text"><text:span text:style-name="Source_20_Text"><text:s text:c="2"/>echo "&lt;p&gt;❌ This URL is already used in another module. Please choose a unique one.&lt;/p&gt;";</text:span></text:p>
        <text:p text:style-name="Preformatted_20_Text"><text:span text:style-name="Source_20_Text">} else {</text:span></text:p>
        <text:p text:style-name="Preformatted_20_Text"><text:span text:style-name="Source_20_Text"><text:s text:c="2"/>// Proceed with insert/update</text:span></text:p>
        <text:p text:style-name="P2"><text:span text:style-name="Source_20_Text">}</text:span></text:p>
        <text:p text:style-name="Text_20_body">Let me know if you want to auto-suggest a unique slug (e.g. <text:span text:style-name="Source_20_Text">my-title-2</text:span>) or build a dashboard widget to audit all current slugs for conflicts. We can even log duplicates for editorial review.</text:p>
      </text:section>
      <text:section text:style-name="Sect1" text:name="YQRdXpux8p5SsiwSbVFBV-user-message">
        <text:p text:style-name="P7">Here is the add.php, it does show the message that the url exists in another module, but how do I send message back to the modal that submitted the form: </text:p>
        <text:p text:style-name="P7"/>
        <text:p text:style-name="P7">&lt;?php include '../db.php'; include '../users/auth.php'; if ($_SERVER['REQUEST_METHOD'] === 'POST') { if (isUrlTaken($_POST['url'], 'products', $key_product)) { echo "&lt;p&gt;❌ This URL is already used in another module. Please choose a unique one.&lt;/p&gt;"; exit; } else { $status = isset($_POST['status']) ? 'on' : 'off'; $createdBy = $_SESSION['key_user']; $stmt = $conn-&gt;prepare("INSERT INTO photo_gallery ( title, image_url, description, status, created_by ) VALUES (?, ?, ?, ?, ?)"); if (!$stmt) { die("Prepare failed: " . $conn-&gt;error); } $stmt-&gt;bind_param("ssssi", $_POST['title'], $_POST['image_url'], $_POST['description'], $status, $createdBy ); $stmt-&gt;execute(); $newRecordId = $conn-&gt;insert_id; if (!empty($_POST['categories'])) { $stmtCat = $conn-&gt;prepare("INSERT IGNORE INTO photo_categories (key_photo_gallery, key_categories) VALUES (?, ?)"); foreach ($_POST['categories'] as $catId) { $stmtCat-&gt;bind_param("ii", $newRecordId, $catId); $stmtCat-&gt;execute(); } } } } header("Location: list.php"); exit; Here is the modal that submits the form: &lt;!-- Modal Form --&gt; &lt;div id="modal" class="modal"&gt; &lt;h3 id="modal-title"&gt;Add Photo&lt;/h3&gt; &lt;form id="modal-form" method="post" action="add.php"&gt; &lt;input type="hidden" name="key_photo_gallery" id="key_photo_gallery"&gt; &lt;input type="text" name="title" id="title" placeholder="Title" required&gt;&lt;br&gt; &lt;input type="text" name="image_url" id="image_url" placeholder="Image URL" required&gt;&lt;br&gt; &lt;textarea name="description" id="description" placeholder="Description"&gt;&lt;/textarea&gt;&lt;br&gt; &lt;label&gt; &lt;input type="checkbox" name="status" id="status" value="on" checked&gt; Active &lt;/label&gt;&lt;br&gt; &lt;div id="select-categories"&gt; &lt;h3&gt;Categories&lt;/h3&gt; &lt;?php $types = ['photo_gallery', 'book', 'article', 'video_gallery', 'global']; foreach ($types as $type) { echo "&lt;div style='color:margin:10px 0;'&gt;"; echo "&lt;div style='color:Navy;padding:10px 0 10px 0;'&gt;" . ucfirst(str_replace('_', ' ', $type)) . "&lt;/div&gt;"; $catResult = $conn-&gt;query("SELECT key_categories, name FROM categories WHERE category_type = '$type' AND status='on' ORDER BY sort"); while ($cat = $catResult-&gt;fetch_assoc()) { echo "&lt;label style='display:block;'&gt; &lt;input type='checkbox' name='categories[]' value='{$cat['key_categories']}'&gt; {$cat['name']} &lt;/label&gt;"; } echo "&lt;/div&gt;"; } ?&gt; &lt;/div&gt; &lt;input type="submit" value="Save"&gt; &lt;button type="button" onclick="closeModal()"&gt;Cancel&lt;/button&gt; &lt;/form&gt; &lt;/div&gt;</text:p>
      </text:section>
      <text:section text:style-name="Sect1" text:name="u3xiv4iwT5s7o13SBW5nV-content-0">
        <text:p text:style-name="Text_20_body"/>
        <text:p text:style-name="Text_20_body">Great question, Nasiruddin bhai. To send the error message back to the modal without redirecting or reloading the page, you’ll want to switch from a standard form submission to an <text:span text:style-name="Strong_20_Emphasis">AJAX-based submission</text:span>. This way, the PHP script can return a response (like a JSON object or plain text), and your frontend can display it inside the modal dynamically.</text:p>
        <text:h text:style-name="Heading_20_2" text:outline-level="2">✅ Step-by-Step Solution</text:h>
        <text:h text:style-name="Heading_20_3" text:outline-level="3">1. <text:span text:style-name="Strong_20_Emphasis">Update the Form to Use JavaScript</text:span></text:h>
        <text:p text:style-name="Text_20_body">Add an <text:span text:style-name="Source_20_Text">id</text:span> to your form (already done: <text:span text:style-name="Source_20_Text">modal-form</text:span>) and prevent default submission:</text:p>
        <text:p text:style-name="Text_20_body">html</text:p>
        <text:p text:style-name="Preformatted_20_Text"><text:span text:style-name="Source_20_Text">&lt;script&gt;</text:span></text:p>
        <text:p text:style-name="Preformatted_20_Text"><text:span text:style-name="Source_20_Text">document.getElementById('modal-form').addEventListener('submit', function(e) {</text:span></text:p>
        <text:p text:style-name="Preformatted_20_Text"><text:span text:style-name="Source_20_Text"><text:s text:c="2"/>e.preventDefault();</text:span></text:p>
        <text:p text:style-name="Preformatted_20_Text"/>
        <text:p text:style-name="Preformatted_20_Text"><text:span text:style-name="Source_20_Text"><text:s text:c="2"/>const form = e.target;</text:span></text:p>
        <text:p text:style-name="Preformatted_20_Text"><text:span text:style-name="Source_20_Text"><text:s text:c="2"/>const formData = new FormData(form);</text:span></text:p>
        <text:p text:style-name="Preformatted_20_Text"/>
        <text:p text:style-name="Preformatted_20_Text"><text:span text:style-name="Source_20_Text"><text:s text:c="2"/>fetch(form.action, {</text:span></text:p>
        <text:p text:style-name="Preformatted_20_Text"><text:span text:style-name="Source_20_Text"><text:s text:c="4"/>method: 'POST',</text:span></text:p>
        <text:p text:style-name="Preformatted_20_Text"><text:span text:style-name="Source_20_Text"><text:s text:c="4"/>body: formData</text:span></text:p>
        <text:p text:style-name="Preformatted_20_Text"><text:span text:style-name="Source_20_Text"><text:s text:c="2"/>})</text:span></text:p>
        <text:p text:style-name="Preformatted_20_Text"><text:span text:style-name="Source_20_Text"><text:s text:c="2"/>.then(response =&gt; response.text())</text:span></text:p>
        <text:p text:style-name="Preformatted_20_Text"><text:soft-page-break/><text:span text:style-name="Source_20_Text"><text:s text:c="2"/>.then(data =&gt; {</text:span></text:p>
        <text:p text:style-name="Preformatted_20_Text"><text:span text:style-name="Source_20_Text"><text:s text:c="4"/>if (data.includes('❌')) {</text:span></text:p>
        <text:p text:style-name="Preformatted_20_Text"><text:span text:style-name="Source_20_Text"><text:s text:c="6"/>document.getElementById('modal-title').innerHTML = data;</text:span></text:p>
        <text:p text:style-name="Preformatted_20_Text"><text:span text:style-name="Source_20_Text"><text:s text:c="4"/>} else {</text:span></text:p>
        <text:p text:style-name="Preformatted_20_Text"><text:span text:style-name="Source_20_Text"><text:s text:c="6"/>window.location.href = 'list.php'; // or close modal and refresh list</text:span></text:p>
        <text:p text:style-name="Preformatted_20_Text"><text:span text:style-name="Source_20_Text"><text:s text:c="4"/>}</text:span></text:p>
        <text:p text:style-name="Preformatted_20_Text"><text:span text:style-name="Source_20_Text"><text:s text:c="2"/>})</text:span></text:p>
        <text:p text:style-name="Preformatted_20_Text"><text:span text:style-name="Source_20_Text"><text:s text:c="2"/>.catch(error =&gt; {</text:span></text:p>
        <text:p text:style-name="Preformatted_20_Text"><text:span text:style-name="Source_20_Text"><text:s text:c="4"/>document.getElementById('modal-title').innerHTML = '❌ Submission failed.';</text:span></text:p>
        <text:p text:style-name="Preformatted_20_Text"><text:span text:style-name="Source_20_Text"><text:s text:c="4"/>console.error(error);</text:span></text:p>
        <text:p text:style-name="Preformatted_20_Text"><text:span text:style-name="Source_20_Text"><text:s text:c="2"/>});</text:span></text:p>
        <text:p text:style-name="Preformatted_20_Text"><text:span text:style-name="Source_20_Text">});</text:span></text:p>
        <text:p text:style-name="P2"><text:span text:style-name="Source_20_Text">&lt;/script&gt;</text:span></text:p>
        <text:h text:style-name="Heading_20_3" text:outline-level="3">2. <text:span text:style-name="Strong_20_Emphasis">Update </text:span><text:span text:style-name="Source_20_Text">add.php</text:span><text:span text:style-name="Strong_20_Emphasis"> to Return Plain Text</text:span></text:h>
        <text:p text:style-name="Text_20_body">Instead of redirecting immediately, return a success message or error:</text:p>
        <text:p text:style-name="Text_20_body">php</text:p>
        <text:p text:style-name="Preformatted_20_Text"><text:span text:style-name="Source_20_Text">if ($_SERVER['REQUEST_METHOD'] === 'POST') {</text:span></text:p>
        <text:p text:style-name="Preformatted_20_Text"/>
        <text:p text:style-name="Preformatted_20_Text"><text:span text:style-name="Source_20_Text"><text:s text:c="2"/>if (isUrlTaken($_POST['url'], 'photo_gallery')) {</text:span></text:p>
        <text:p text:style-name="Preformatted_20_Text"><text:span text:style-name="Source_20_Text"><text:s text:c="4"/>echo "❌ This URL is already used in another module. Please choose a unique one.";</text:span></text:p>
        <text:p text:style-name="Preformatted_20_Text"><text:span text:style-name="Source_20_Text"><text:s text:c="4"/>exit;</text:span></text:p>
        <text:p text:style-name="Preformatted_20_Text"><text:span text:style-name="Source_20_Text"><text:s text:c="2"/>}</text:span></text:p>
        <text:p text:style-name="Preformatted_20_Text"/>
        <text:p text:style-name="Preformatted_20_Text"><text:span text:style-name="Source_20_Text"><text:s text:c="2"/>// ... your insert logic ...</text:span></text:p>
        <text:p text:style-name="Preformatted_20_Text"/>
        <text:p text:style-name="Preformatted_20_Text"><text:span text:style-name="Source_20_Text"><text:s text:c="2"/>echo "✅ Photo added successfully.";</text:span></text:p>
        <text:p text:style-name="Preformatted_20_Text"><text:span text:style-name="Source_20_Text"><text:s text:c="2"/>exit;</text:span></text:p>
        <text:p text:style-name="P2"><text:span text:style-name="Source_20_Text">}</text:span></text:p>
        <text:p text:style-name="Quotations">Note: I changed <text:span text:style-name="Source_20_Text">'products'</text:span> to <text:span text:style-name="Source_20_Text">'photo_gallery'</text:span> in <text:span text:style-name="Source_20_Text">isUrlTaken()</text:span> since this is the photo module.</text:p>
        <text:h text:style-name="Heading_20_3" text:outline-level="3">3. <text:span text:style-name="Strong_20_Emphasis">Optional: Show Message in a Dedicated Area</text:span></text:h>
        <text:p text:style-name="Text_20_body">Instead of replacing the modal title, you can add a <text:span text:style-name="Source_20_Text">&lt;div id="modal-message"&gt;&lt;/div&gt;</text:span> below the form and update that:</text:p>
        <text:p text:style-name="Text_20_body">js</text:p>
        <text:p text:style-name="P2"><text:span text:style-name="Source_20_Text">document.getElementById('modal-message').innerHTML = data;</text:span></text:p>
        <text:p text:style-name="Text_20_body">Let me know if you want to auto-close the modal after success or refresh the list dynamically. We can even animate the message for better UX.</text:p>
      </text:section>
      <text:p text:style-name="P1"/>
      <text:p text:style-name="P1">I'm going to update php files to add and edit url values. Then I will work on the isUrlTaken function after carefully reviewing the logic.</text:p>
      <text:section text:style-name="Sect1" text:name="icQ88pEFxmXsKuX2zc1C7-content-0">
        <text:p text:style-name="Text_20_body"/>
        <text:p text:style-name="Text_20_body">That sounds like a solid recovery plan, Nasiruddin bhai. </text:p>
      </text:section>
      <text:p text:style-name="P19"><text:bookmark text:name="icQ88pEFxmXsKuX2zc1C7-content-0"/>Once you’ve updated the PHP files to handle <text:span text:style-name="Source_20_Text">url</text:span> values properly in both add and edit flows, we can revisit <text:span text:style-name="Source_20_Text">isUrlTaken()</text:span> with fresh eyes and make sure it’s airtight. I’ll be here to help you:</text:p>
      <text:section text:style-name="Sect1" text:name="Section1">
        <text:list text:style-name="L8">
          <text:list-item>
            <text:p text:style-name="P15">✅ Validate the logic across modules</text:p>
          </text:list-item>
          <text:list-item>
            <text:p text:style-name="P15">🧠 Handle edge cases like self-matching during updates</text:p>
          </text:list-item>
          <text:list-item>
            <text:p text:style-name="P15">🛠️ Optimize performance if needed (e.g. early exit, caching)</text:p>
          </text:list-item>
          <text:list-item>
            <text:p text:style-name="P15">🎯 Add meaningful error messages for editors</text:p>
          </text:list-item>
        </text:list>
        <text:p text:style-name="Text_20_body">Whenever you're ready to dive back in, just drop the updated code or schema and we’ll pick up right where you left off—with clarity and care.</text:p>
      </text:section>
      <text:p text:style-name="P1">Today</text:p>
      <text:section text:style-name="Sect1" text:name="PXJx3k4jkRLWn1ZRhBCaH-user-message">
        <text:p text:style-name="P1">Alright, what I did is attached the submit listener to all the add/edit modal forms and removed their action attributes. Now forms are being submitted using the listener, not the action attribute. I will work on the <text:soft-page-break/>intercepting message in case of errors, but right now I need a JS function that cleans up a url (slug). I wanna use this function on title input element as onchange="setCleanURL(this.value);" What you think?</text:p>
      </text:section>
      <text:section text:style-name="Sect1" text:name="x1FCg1ksxxfn3e4nrePjB-content-0">
        <text:p text:style-name="Text_20_body">That’s a clean and scalable move, Nasiruddin bhai—centralizing form submission via JS gives you full control over validation, error handling, and dynamic feedback. Now for the slug cleaner: I’ve got just the function you need.</text:p>
        <text:h text:style-name="Heading_20_2" text:outline-level="2">✅ JavaScript Slug Cleaner: <text:span text:style-name="Source_20_Text">setCleanURL(title)</text:span></text:h>
        <text:p text:style-name="Text_20_body">js</text:p>
        <text:p text:style-name="Preformatted_20_Text"><text:span text:style-name="Source_20_Text">function setCleanURL(title) {</text:span></text:p>
        <text:p text:style-name="Preformatted_20_Text"><text:span text:style-name="Source_20_Text"><text:s text:c="2"/>const slug = title</text:span></text:p>
        <text:p text:style-name="Preformatted_20_Text"><text:span text:style-name="Source_20_Text"><text:s text:c="4"/>.toLowerCase()</text:span></text:p>
        <text:p text:style-name="Preformatted_20_Text"><text:span text:style-name="Source_20_Text"><text:s text:c="4"/>.trim()</text:span></text:p>
        <text:p text:style-name="Preformatted_20_Text"><text:span text:style-name="Source_20_Text"><text:s text:c="4"/>.replace(/[^a-z0-9\s-]/g, '') <text:s text:c="4"/>// Remove special chars</text:span></text:p>
        <text:p text:style-name="Preformatted_20_Text"><text:span text:style-name="Source_20_Text"><text:s text:c="4"/>.replace(/\s+/g, '-') <text:s text:c="12"/>// Replace spaces with hyphens</text:span></text:p>
        <text:p text:style-name="Preformatted_20_Text"><text:span text:style-name="Source_20_Text"><text:s text:c="4"/>.replace(/-+/g, '-') <text:s text:c="13"/>// Collapse multiple hyphens</text:span></text:p>
        <text:p text:style-name="Preformatted_20_Text"><text:span text:style-name="Source_20_Text"><text:s text:c="4"/>.replace(/^-|-$/g, ''); <text:s text:c="10"/>// Trim leading/trailing hyphens</text:span></text:p>
        <text:p text:style-name="Preformatted_20_Text"/>
        <text:p text:style-name="Preformatted_20_Text"><text:span text:style-name="Source_20_Text"><text:s text:c="2"/>document.querySelector('[name="url"]').value = slug;</text:span></text:p>
        <text:p text:style-name="P2"><text:span text:style-name="Source_20_Text">}</text:span></text:p>
        <text:h text:style-name="Heading_20_2" text:outline-level="2">🧠 How It Works</text:h>
        <text:list text:style-name="L9">
          <text:list-item>
            <text:p text:style-name="P16">Converts to lowercase</text:p>
          </text:list-item>
          <text:list-item>
            <text:p text:style-name="P16">Removes punctuation and symbols</text:p>
          </text:list-item>
          <text:list-item>
            <text:p text:style-name="P16">Replaces spaces with hyphens</text:p>
          </text:list-item>
          <text:list-item>
            <text:p text:style-name="P16">Collapses multiple hyphens</text:p>
          </text:list-item>
          <text:list-item>
            <text:p text:style-name="P16">Trims edges</text:p>
          </text:list-item>
        </text:list>
        <text:h text:style-name="Heading_20_2" text:outline-level="2">🛠️ Usage in HTML</text:h>
        <text:p text:style-name="Text_20_body">html</text:p>
        <text:p text:style-name="Preformatted_20_Text"><text:span text:style-name="Source_20_Text">&lt;input type="text" name="title" onchange="setCleanURL(this.value)" placeholder="Title"&gt;</text:span></text:p>
        <text:p text:style-name="P2"><text:span text:style-name="Source_20_Text">&lt;input type="text" name="url" placeholder="Slug"&gt;</text:span></text:p>
        <text:p text:style-name="Quotations">You can also call <text:span text:style-name="Source_20_Text">setCleanURL()</text:span> on <text:span text:style-name="Source_20_Text">keyup</text:span> or <text:span text:style-name="Source_20_Text">blur</text:span> if you want real-time updates or delayed cleanup.</text:p>
        <text:p text:style-name="Text_20_body">Let me know if you want to auto-check for duplicates after generating the slug, or show a warning if the slug already exists. We can even color the input red or show a tooltip. Your frontend is shaping up beautifully.</text:p>
      </text:section>
      <text:section text:style-name="Sect1" text:name="k2E3DDUNa4Vqr47HdKnTq-user-message">
        <text:p text:style-name="P1">The thing is when the title of an article, book, product, category is updated or changed, it should not then change the url, the url might already been published.</text:p>
      </text:section>
      <text:section text:style-name="Sect1" text:name="FkNoTMDCqDYkDonbwxy18-content-0">
        <text:p text:style-name="Text_20_body">Exactly, Nasiruddin bhai—that’s a crucial editorial safeguard. Once a <text:span text:style-name="Source_20_Text">url</text:span> (slug) is published and indexed (by search engines, shared links, or internal references), it becomes part of your site's identity. Changing it casually can:</text:p>
        <text:list text:style-name="L10">
          <text:list-item>
            <text:p text:style-name="P17">❌ Break external links</text:p>
          </text:list-item>
          <text:list-item>
            <text:p text:style-name="P17">❌ Hurt SEO rankings</text:p>
          </text:list-item>
          <text:list-item>
            <text:p text:style-name="P17">❌ Confuse returning users or editors</text:p>
          </text:list-item>
        </text:list>
        <text:h text:style-name="Heading_20_2" text:outline-level="2">✅ Best Practice: Decouple Title and URL</text:h>
        <text:p text:style-name="Text_20_body">Here’s how to handle it cleanly:</text:p>
        <text:h text:style-name="Heading_20_3" text:outline-level="3">1. <text:span text:style-name="Strong_20_Emphasis">Generate URL only on initial creation</text:span></text:h>
        <text:p text:style-name="Text_20_body">Use your <text:span text:style-name="Source_20_Text">setCleanURL(title)</text:span> function only when the form is in “Add” mode—not during edits.</text:p>
        <text:p text:style-name="Text_20_body">js</text:p>
        <text:p text:style-name="Preformatted_20_Text"><text:span text:style-name="Source_20_Text">function setCleanURL(title) {</text:span></text:p>
        <text:p text:style-name="Preformatted_20_Text"><text:soft-page-break/><text:span text:style-name="Source_20_Text"><text:s text:c="2"/>const urlInput = document.querySelector('[name="url"]');</text:span></text:p>
        <text:p text:style-name="Preformatted_20_Text"><text:span text:style-name="Source_20_Text"><text:s text:c="2"/>if (!urlInput.value) {</text:span></text:p>
        <text:p text:style-name="Preformatted_20_Text"><text:span text:style-name="Source_20_Text"><text:s text:c="4"/>const slug = title</text:span></text:p>
        <text:p text:style-name="Preformatted_20_Text"><text:span text:style-name="Source_20_Text"><text:s text:c="6"/>.toLowerCase()</text:span></text:p>
        <text:p text:style-name="Preformatted_20_Text"><text:span text:style-name="Source_20_Text"><text:s text:c="6"/>.trim()</text:span></text:p>
        <text:p text:style-name="Preformatted_20_Text"><text:span text:style-name="Source_20_Text"><text:s text:c="6"/>.replace(/[^a-z0-9\s-]/g, '')</text:span></text:p>
        <text:p text:style-name="Preformatted_20_Text"><text:span text:style-name="Source_20_Text"><text:s text:c="6"/>.replace(/\s+/g, '-')</text:span></text:p>
        <text:p text:style-name="Preformatted_20_Text"><text:span text:style-name="Source_20_Text"><text:s text:c="6"/>.replace(/-+/g, '-')</text:span></text:p>
        <text:p text:style-name="Preformatted_20_Text"><text:span text:style-name="Source_20_Text"><text:s text:c="6"/>.replace(/^-|-$/g, '');</text:span></text:p>
        <text:p text:style-name="Preformatted_20_Text"><text:span text:style-name="Source_20_Text"><text:s text:c="4"/>urlInput.value = slug;</text:span></text:p>
        <text:p text:style-name="Preformatted_20_Text"><text:span text:style-name="Source_20_Text"><text:s text:c="2"/>}</text:span></text:p>
        <text:p text:style-name="P2"><text:span text:style-name="Source_20_Text">}</text:span></text:p>
        <text:p text:style-name="Quotations">This way, if the <text:span text:style-name="Source_20_Text">url</text:span> field already has a value (from an existing record), it won’t be overwritten.</text:p>
        <text:h text:style-name="Heading_20_3" text:outline-level="3">2. <text:span text:style-name="Strong_20_Emphasis">Make URL field editable but cautious</text:span></text:h>
        <text:p text:style-name="Text_20_body">Let editors manually change the slug if needed, but show a warning:</text:p>
        <text:p text:style-name="Text_20_body">html</text:p>
        <text:p text:style-name="Preformatted_20_Text"><text:span text:style-name="Source_20_Text">&lt;input type="text" name="url" placeholder="Slug"&gt;</text:span></text:p>
        <text:p text:style-name="P2"><text:span text:style-name="Source_20_Text">&lt;small style="color:gray;"&gt;Changing the URL may break existing links.&lt;/small&gt;</text:span></text:p>
        <text:h text:style-name="Heading_20_3" text:outline-level="3">3. <text:span text:style-name="Strong_20_Emphasis">Log URL changes (optional)</text:span></text:h>
        <text:p text:style-name="Text_20_body">If you want to track slug changes for redirects or legacy support:</text:p>
        <text:list text:style-name="L11">
          <text:list-item>
            <text:p text:style-name="P18">Add a <text:span text:style-name="Source_20_Text">url_history</text:span> table</text:p>
          </text:list-item>
          <text:list-item>
            <text:p text:style-name="P18">Log old slugs when a record is updated</text:p>
          </text:list-item>
          <text:list-item>
            <text:p text:style-name="P18">Use it to create 301 redirects or show a “This page has moved” notice</text:p>
          </text:list-item>
        </text:list>
        <text:p text:style-name="Text_20_body">Let me know if you want to build a redirect handler or a slug audit tool that flags risky changes. Your editorial workflow is already thoughtful—this will make it bulletproof.</text:p>
      </text:section>
      <text:p text:style-name="P1"/>
      <text:p text:style-name="P1">Alright this part is done, I will look into the isUrlTaken function later. We need a single place for message display, where no scroll up or down is needded to find out if there is a message generated. This place can be at the top of the page with a dedicated div, which appears for a while and disappears, or it has an 'x' icon to close it manually. But we do it later, take care bye. Thanks a lot for your tech help.</text:p>
      <text:section text:style-name="Sect1" text:name="PTLHxatLxCP6qsfmi4WdA-content-0">
        <text:p text:style-name="Text_20_body"/>
        <text:p text:style-name="Text_20_body">You're most welcome, Nasiruddin bhai. You've made thoughtful, strategic progress today—and that message display idea is spot-on for editorial clarity and UX polish. When you're ready to implement it, we’ll make it elegant, reusable, and unobtrusive.</text:p>
        <text:p text:style-name="Text_20_body">Until then, take care of yourself and your craft. Your CMS is becoming a legacy worth honoring. Catch you next time, Cobuddy.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KFGQPC Uthman Taha Naskh" svg:font-family="'KFGQPC Uthman Taha Naskh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afees Web Naskh" svg:font-family="'Nafees Web Naskh'" style:font-family-generic="system" style:font-pitch="variable"/>
    <style:font-face style:name="OpenSymbol" svg:font-family="OpenSymbol" style:font-charset="x-symbol"/>
    <style:font-face style:name="Payami Nastaleeq" svg:font-family="'Payami Nastaleeq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02in" fo:margin-bottom="0.0402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peech_20_Ref" style:display-name="Speech Ref" style:family="paragraph" style:parent-style-name="Standard">
      <style:paragraph-properties fo:margin-left="0in" fo:margin-right="0in" fo:margin-top="0in" fo:margin-bottom="0.1in" style:contextual-spacing="false" fo:line-height="115%" fo:text-align="start" style:justify-single-word="false" fo:text-indent="0in" style:auto-text-indent="false" style:writing-mode="lr-tb"/>
      <style:text-properties style:font-name="Verdana" fo:font-family="Verdana" style:font-family-generic="roman" style:font-pitch="variable" fo:font-size="7pt" fo:font-weight="bold" style:font-size-asian="7pt" style:font-weight-asian="bold" style:font-weight-complex="normal"/>
    </style:style>
    <style:style style:name="Text_20_Body_20_Arabic" style:display-name="Text Body Arabic" style:family="paragraph">
      <style:paragraph-properties fo:margin-left="0.3in" fo:margin-right="0.3in" fo:line-height="0.2098in" fo:text-align="justify" style:justify-single-word="false" fo:orphans="2" fo:widows="2" fo:hyphenation-ladder-count="no-limit" fo:text-indent="0in" style:auto-text-indent="false" style:writing-mode="rl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1" style:font-family-asian="NSimSun" style:font-family-generic-asian="system" style:font-pitch-asian="variable" style:font-size-asian="12pt" style:language-asian="zh" style:country-asian="CN" style:font-name-complex="Nafees Web Naskh" style:font-family-complex="'Nafees Web Naskh'" style:font-family-generic-complex="system" style:font-pitch-complex="variable" style:font-size-complex="11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orizontal_20_Rule" style:display-name="Horizontal Rule" style:family="paragraph">
      <style:paragraph-properties fo:margin-left="0in" fo:margin-right="0in" fo:margin-top="0in" fo:margin-bottom="0in" style:contextual-spacing="false" fo:line-height="0.2402in" fo:text-align="center" style:justify-single-word="false" fo:orphans="0" fo:widows="0" fo:text-indent="0in" style:auto-text-indent="false"/>
      <style:text-properties style:font-name-complex="Payami Nastaleeq" style:font-family-complex="'Payami Nastaleeq'" style:font-family-generic-complex="system" style:font-pitch-complex="variable" style:font-size-complex="13.5pt" style:language-complex="ur" style:country-complex="PK"/>
    </style:style>
    <style:style style:name="Untitled1" style:family="paragraph" style:parent-style-name="Heading_20_1">
      <style:paragraph-properties fo:margin-left="0in" fo:margin-right="0in" fo:margin-top="0.3in" fo:margin-bottom="0.3in" style:contextual-spacing="false" fo:line-height="100%" fo:text-align="center" style:justify-single-word="false" fo:orphans="0" fo:widows="0" fo:text-indent="0in" style:auto-text-indent="false" fo:padding="0in" fo:border="none" style:shadow="none" fo:keep-with-next="always"/>
      <style:text-properties fo:font-size="24pt" fo:font-weight="bold" style:font-size-asian="24pt" style:font-weight-asian="bold" style:font-name-complex="Payami Nastaleeq" style:font-family-complex="'Payami Nastaleeq'" style:font-family-generic-complex="system" style:font-pitch-complex="variable" style:font-size-complex="22pt" style:language-complex="ur" style:country-complex="PK" style:font-style-complex="normal" style:font-weight-complex="normal"/>
    </style:style>
    <style:style style:name="Question" style:family="paragraph">
      <style:paragraph-properties fo:margin-left="0.3in" fo:margin-right="0.2in" fo:margin-top="0in" fo:margin-bottom="0.0201in" style:contextual-spacing="false" fo:line-height="100%" fo:orphans="0" fo:widows="0" fo:text-indent="0in" style:auto-text-indent="false"/>
      <style:text-properties style:font-name-complex="Nafees Web Naskh" style:font-family-complex="'Nafees Web Naskh'" style:font-family-generic-complex="system" style:font-pitch-complex="variable" style:font-size-complex="11pt" style:language-complex="ur" style:country-complex="PK"/>
    </style:style>
    <style:style style:name="Poetry" style:family="paragraph">
      <style:paragraph-properties fo:margin-left="1in" fo:margin-right="1in" fo:margin-top="0in" fo:margin-bottom="0in" style:contextual-spacing="false" fo:line-height="115%" fo:text-align="justify" fo:text-align-last="justify" style:justify-single-word="false" fo:orphans="0" fo:widows="0" fo:text-indent="0in" style:auto-text-indent="false"/>
      <style:text-properties style:font-name-complex="Payami Nastaleeq" style:font-family-complex="'Payami Nastaleeq'" style:font-family-generic-complex="system" style:font-pitch-complex="variable" style:font-size-complex="13.5pt" style:language-complex="ur" style:country-complex="PK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Arabic_20_Inline" style:display-name="Arabic Inline" style:family="text">
      <style:text-properties style:text-position="super 58%" style:font-name-complex="KFGQPC Uthman Taha Naskh" style:font-family-complex="'KFGQPC Uthman Taha Naskh'" style:font-family-generic-complex="system" style:font-pitch-complex="variable" style:font-size-complex="11.5pt" style:language-complex="ur" style:country-complex="PK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3in" fo:margin-bottom="0.3in" fo:margin-left="0.6in" fo:margin-right="0.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.3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59M33S</meta:editing-duration>
    <meta:editing-cycles>20</meta:editing-cycles>
    <meta:generator>LibreOffice/7.4.7.2$Windows_x86 LibreOffice_project/723314e595e8007d3cf785c16538505a1c878ca5</meta:generator>
    <dc:date>2025-10-05T10:58:27.520000000</dc:date>
    <meta:document-statistic meta:table-count="1" meta:image-count="0" meta:object-count="0" meta:page-count="5" meta:paragraph-count="185" meta:word-count="1702" meta:character-count="12088" meta:non-whitespace-character-count="10269"/>
  </office:meta>
</office:document-meta>
</file>